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ee33" officeooo:paragraph-rsid="001fee33" style:font-weight-asian="bold" style:font-weight-complex="bold"/>
    </style:style>
    <style:style style:name="P2" style:family="paragraph" style:parent-style-name="Standard">
      <style:text-properties fo:font-weight="bold" officeooo:rsid="0022e828" officeooo:paragraph-rsid="0022e828" style:font-weight-asian="bold" style:font-weight-complex="bold"/>
    </style:style>
    <style:style style:name="P3" style:family="paragraph" style:parent-style-name="Standard">
      <style:text-properties fo:font-weight="normal" officeooo:rsid="001fee33" officeooo:paragraph-rsid="001fee33" style:font-weight-asian="normal" style:font-weight-complex="normal"/>
    </style:style>
    <style:style style:name="T1" style:family="text">
      <style:text-properties officeooo:rsid="0021d2ba"/>
    </style:style>
    <style:style style:name="T2" style:family="text">
      <style:text-properties officeooo:rsid="0022e828"/>
    </style:style>
    <style:style style:name="T3" style:family="text">
      <style:text-properties officeooo:rsid="0023ba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 Indica los valores correctos para conseguir los siguientes estilos en el &lt;textarea&gt;:</text:p>
      <text:p text:style-name="P1">- El tamaño del campo de texto no puede ser cambiado por el usuario.</text:p>
      <text:p text:style-name="P1">- El campo de texto no tiene bordes.</text:p>
      <text:p text:style-name="P1">- El campo de texto tiene en cuenta cualquier valor que se especifique de borde o de</text:p>
      <text:p text:style-name="P1">relleno para el ancho o alto de un elemento.</text:p>
      <text:p text:style-name="P1">- Ajusta el ancho al 100%</text:p>
      <text:p text:style-name="P1"/>
      <text:p text:style-name="P3">textarea {</text:p>
      <text:p text:style-name="P3">width: 100%;</text:p>
      <text:p text:style-name="P3">border: none;</text:p>
      <text:p text:style-name="P3"><text:span text:style-name="T2">resize</text:span>: none;</text:p>
      <text:p text:style-name="P3">box-sizing: <text:span text:style-name="T1">content-box</text:span>;</text:p>
      <text:p text:style-name="P3">}</text:p>
      <text:p text:style-name="P3"/>
      <text:p text:style-name="P1">Ejercicio 2: Indica los valores correctos para conseguir un menú horizontal (sin viñetas y los elementos</text:p>
      <text:p text:style-name="P1">&lt;li&gt; unos al lado de los otros de forma horizontal).</text:p>
      <text:p text:style-name="P1">nav ul {</text:p>
      <text:p text:style-name="P1"><text:span text:style-name="T2">list-style-type</text:span>: none;</text:p>
      <text:p text:style-name="P1">}</text:p>
      <text:p text:style-name="P1">nav li {</text:p>
      <text:p text:style-name="P1">display: <text:span text:style-name="T2">inli</text:span>ne;</text:p>
      <text:p text:style-name="P1">}</text:p>
      <text:p text:style-name="P1"/>
      <text:p text:style-name="P1">3. A partir del código HTML proporcionado, debes completar los huecos del código CSS dado.</text:p>
      <text:p text:style-name="P1">Agrega las reglas de estilo CSS incluidas en los comentarios explicativos que se encuentran</text:p>
      <text:p text:style-name="P1">junto a las cajas de los huecos a rellenar.</text:p>
      <text:p text:style-name="P1">&lt;main&gt;</text:p>
      <text:p text:style-name="P1">&lt;h1&gt;Encabezado Principal&lt;/h1&gt;</text:p>
      <text:p text:style-name="P1">&lt;p&gt;Lorem ipsum dolor sit amet, consectetur adipiscing elit. Praesent</text:p>
      <text:p text:style-name="P1">blandit nibh at felis.&lt;/p&gt;</text:p>
      <text:p text:style-name="P1">&lt;h2&gt;Subtítulo&lt;/h2&gt;</text:p>
      <text:p text:style-name="P1">&lt;p&gt;Phasellus eu velit sed lorem sodales egestas. Ut feugiat. &lt;a</text:p>
      <text:p text:style-name="P1">href="#"&gt;Donec porttitor&lt;/a&gt;, magna eu varius luctus.&lt;/p&gt;</text:p>
      <text:p text:style-name="P1">&lt;/main&gt;</text:p>
      <text:p text:style-name="P1">&lt;div id="lista"&gt;</text:p>
      <text:p text:style-name="P1">&lt;h2&gt;Lista de elementos destacados&lt;/h2&gt;</text:p>
      <text:p text:style-name="P1">&lt;ul class="destacado"&gt;</text:p>
      <text:p text:style-name="P1">&lt;li&gt;Elemento 1&lt;/li&gt;</text:p>
      <text:p text:style-name="P1">&lt;li&gt;Elemento 2&lt;/li&gt;</text:p>
      <text:p text:style-name="P1">&lt;li&gt;Elemento 3&lt;/li&gt;</text:p>
      <text:p text:style-name="P1">&lt;/ul&gt;</text:p>
      <text:p text:style-name="P1">&lt;/div&gt;</text:p>
      <text:p text:style-name="P1">&lt;button&gt;Registrarse&lt;/button&gt;</text:p>
      <text:p text:style-name="P1"/>
      <text:p text:style-name="P1">Rellena con los selectores que faltan.</text:p>
      <text:p text:style-name="P1"/>
      <text:p text:style-name="P1">/* Todos los párrafos */</text:p>
      <text:p text:style-name="P1"><text:span text:style-name="T1">p</text:span> {</text:p>
      <text:p text:style-name="P1">font-family: Arial, sans-serif;</text:p>
      <text:p text:style-name="P1">font-size: 16px;</text:p>
      <text:p text:style-name="P1">line-height: 1.5;</text:p>
      <text:p text:style-name="P1"><text:soft-page-break/>}</text:p>
      <text:p text:style-name="P1"/>
      <text:p text:style-name="P1">/* Encabezado h1 contenido en main */</text:p>
      <text:p text:style-name="P1">/* Encabezado h2 contenido en main */</text:p>
      <text:p text:style-name="P1">main <text:span text:style-name="T1">h1</text:span>, main <text:span text:style-name="T1">h2</text:span> {</text:p>
      <text:p text:style-name="P1">color: #336699;</text:p>
      <text:p text:style-name="P1">}</text:p>
      <text:p text:style-name="P1"/>
      <text:p text:style-name="P1">/* Todos los enlaces de la página */</text:p>
      <text:p text:style-name="P1"><text:span text:style-name="T2">li</text:span> {</text:p>
      <text:p text:style-name="P1">text-decoration: none;</text:p>
      <text:p text:style-name="P1">color: #CC3300;</text:p>
      <text:p text:style-name="P1">}</text:p>
      <text:p text:style-name="P1"/>
      <text:p text:style-name="P1">/* Lista no ordenada dentro del div “lista” */</text:p>
      <text:p text:style-name="P1"><text:span text:style-name="T2">ul</text:span> {</text:p>
      <text:p text:style-name="P1">list-style-type: square;</text:p>
      <text:p text:style-name="P1">}</text:p>
      <text:p text:style-name="P1"/>
      <text:p text:style-name="P1">/* Elementos li dentro de la lista con clase “destacado” */</text:p>
      <text:p text:style-name="P1">.<text:span text:style-name="T2">destacado</text:span> {</text:p>
      <text:p text:style-name="P1">font-weight: bold;</text:p>
      <text:p text:style-name="P1">}</text:p>
      <text:p text:style-name="P1"/>
      <text:p text:style-name="P1">/* Elemento button */</text:p>
      <text:p text:style-name="P1"><text:span text:style-name="T2">button</text:span> {</text:p>
      <text:p text:style-name="P1">background-color: #FF9900;</text:p>
      <text:p text:style-name="P1">color: #fff;</text:p>
      <text:p text:style-name="P1">border: none;</text:p>
      <text:p text:style-name="P1">border-radius: 5px;</text:p>
      <text:p text:style-name="P1">padding: 5px 10px;</text:p>
      <text:p text:style-name="P1">cursor: pointer;</text:p>
      <text:p text:style-name="P1">}</text:p>
      <text:p text:style-name="P1"/>
      <text:p text:style-name="P1">/* Elemento button cuando se pasa el cursor por encima */</text:p>
      <text:p text:style-name="P1">button:<text:span text:style-name="T2">hover</text:span> {</text:p>
      <text:p text:style-name="P1">background-color: #CC3300;</text:p>
      <text:p text:style-name="P1">color: white;</text:p>
      <text:p text:style-name="P1">}</text:p>
      <text:p text:style-name="P1"/>
      <text:p text:style-name="P2">Ejercicio 4: 4. Partiendo del siguiente código HTML:</text:p>
      <text:p text:style-name="P2">&lt;h1&gt;Propiedades de los Textos&lt;/h1&gt;</text:p>
      <text:p text:style-name="P2">&lt;p&gt;Las propiedades de texto en CSS permiten controlar el aspecto y el diseño del</text:p>
      <text:p text:style-name="P2">texto en una página web. A continuación, se describen algunas de estas</text:p>
      <text:p text:style-name="P2">propiedades:&lt;/p&gt;</text:p>
      <text:p text:style-name="P2">&lt;h2&gt;Text-Indent&lt;/h2&gt;</text:p>
      <text:p text:style-name="P2">&lt;p&gt;La propiedad &lt;em&gt;text-indent&lt;/em&gt; se utiliza para establecer el desplazamiento</text:p>
      <text:p text:style-name="P2">de la primera línea de un párrafo. Puede definirse en longitud (por ejemplo,</text:p>
      <text:p text:style-name="P2">"20px") o porcentaje (por ejemplo, "10%").&lt;/p&gt;</text:p>
      <text:p text:style-name="P2">&lt;p class="text-indent"&gt;Este es un ejemplo de texto con desplazamiento de la primera</text:p>
      <text:p text:style-name="P2">línea utilizando la propiedad &lt;em&gt;text-indent&lt;/em&gt;. La primera línea está</text:p>
      <text:p text:style-name="P2">desplazada 30px.&lt;/p&gt;</text:p>
      <text:p text:style-name="P2"><text:soft-page-break/>&lt;h2&gt;Text-Align&lt;/h2&gt;</text:p>
      <text:p text:style-name="P2">&lt;p&gt;La propiedad &lt;em&gt;text-align&lt;/em&gt; se utiliza para alinear el texto en una caja.</text:p>
      <text:p text:style-name="P2">Los valores comunes son "left", "right", "center" y "justify".&lt;/p&gt;</text:p>
      <text:p text:style-name="P2">&lt;p class="text-align"&gt;Este es un ejemplo de texto alineado a la derecha utilizando</text:p>
      <text:p text:style-name="P2">la propiedad &lt;em&gt;text-align&lt;/em&gt;.&lt;/p&gt;</text:p>
      <text:p text:style-name="P2">&lt;h2&gt;Text-Decoration&lt;/h2&gt;</text:p>
      <text:p text:style-name="P2">&lt;p&gt;La propiedad &lt;em&gt;text-decoration&lt;/em&gt; se utiliza para aplicar efectos de</text:p>
      <text:p text:style-name="P2">subrayado y tachado al texto. Los valores incluyen "none", "underline", "overline"</text:p>
      <text:p text:style-name="P2">y "line-through".&lt;/p&gt;</text:p>
      <text:p text:style-name="P2">&lt;p class="text-decoration"&gt;Este es un ejemplo de texto con subrayado utilizando la</text:p>
      <text:p text:style-name="P2">propiedad &lt;em&gt;text-decoration&lt;/em&gt;.&lt;/p&gt;</text:p>
      <text:p text:style-name="P2">&lt;h2&gt;Letter-Spacing&lt;/h2&gt;</text:p>
      <text:p text:style-name="P2">&lt;p&gt;La propiedad &lt;em&gt;letter-spacing&lt;/em&gt; controla el espacio entre caracteres. Puede</text:p>
      <text:p text:style-name="P2">definirse como "normal" o en una longitud específica.&lt;/p&gt;</text:p>
      <text:p text:style-name="P2">&lt;p class="letter-spacing"&gt;Este es un ejemplo de texto con espacio entre caracteres</text:p>
      <text:p text:style-name="P2">utilizando la propiedad &lt;em&gt;letter-spacing&lt;/em&gt;. Los caracteres están separados por</text:p>
      <text:p text:style-name="P2">3px.&lt;/p&gt;</text:p>
      <text:p text:style-name="P2">&lt;h2&gt;Word-Spacing&lt;/h2&gt;</text:p>
      <text:p text:style-name="P2">&lt;p&gt;La propiedad &lt;em&gt;word-spacing&lt;/em&gt; controla el espacio entre palabras. Puede</text:p>
      <text:p text:style-name="P2">definirse como "normal" o en una longitud específica.&lt;/p&gt;</text:p>
      <text:p text:style-name="P2">&lt;p class="word-spacing"&gt;Este es un ejemplo de texto con espacio entre palabras</text:p>
      <text:p text:style-name="P2">utilizando la propiedad &lt;em&gt;word-spacing&lt;/em&gt;. Las palabras están separadas por</text:p>
      <text:p text:style-name="P2">10px.&lt;/p&gt;</text:p>
      <text:p text:style-name="P2">&lt;h2&gt;Text-Transform&lt;/h2&gt;</text:p>
      <text:p text:style-name="P2">&lt;p&gt;La propiedad &lt;em&gt;text-transform&lt;/em&gt; transforma el texto a mayúsculas o</text:p>
      <text:p text:style-name="P2">minúsculas. Los valores comunes son "capitalize", "uppercase", "lowercase" y</text:p>
      <text:p text:style-name="P2">"none".&lt;/p&gt;</text:p>
      <text:p text:style-name="P2">&lt;p class="text-transform"&gt;Este es un ejemplo de texto en mayúsculas utilizando la</text:p>
      <text:p text:style-name="P2">propiedad &lt;em&gt;text-transform&lt;/em&gt;.&lt;/p&gt;</text:p>
      <text:p text:style-name="P2">&lt;h2&gt;Line-Height&lt;/h2&gt;</text:p>
      <text:p text:style-name="P2">&lt;p&gt;La propiedad &lt;em&gt;line-height&lt;/em&gt; establece el tamaño del espacio entre líneas.</text:p>
      <text:p text:style-name="P2">Puede definirse en longitud o porcentaje.&lt;/p&gt;</text:p>
      <text:p text:style-name="P2">&lt;p class="line-height"&gt;Este es un ejemplo de texto con un espacio entre líneas</text:p>
      <text:p text:style-name="P2">mayor utilizando la propiedad &lt;em&gt;line-height&lt;/em&gt;. El espacio entre líneas es de</text:p>
      <text:p text:style-name="P2">70px.&lt;/p&gt;</text:p>
      <text:p text:style-name="P2">&lt;h2&gt;Vertical-Align&lt;/h2&gt;</text:p>
      <text:p text:style-name="P2">&lt;p&gt;La propiedad &lt;em&gt;vertical-align&lt;/em&gt; se utiliza para alinear verticalmente</text:p>
      <text:p text:style-name="P2">elementos en línea. Puede alinearse en la parte superior, en el centro o en la</text:p>
      <text:p text:style-name="P2">parte inferior, o utilizar otros valores como "baseline", "sub" o "super".&lt;/p&gt;</text:p>
      <text:p text:style-name="P2">&lt;p&gt;Este es un ejemplo de texto con alineación vertical con una tabla usando</text:p>
      <text:p text:style-name="P2">&lt;em&gt;vertical-align&lt;/em&gt;.&lt;/p&gt;</text:p>
      <text:p text:style-name="P2">&lt;table&gt;</text:p>
      <text:p text:style-name="P2">&lt;tr&gt;</text:p>
      <text:p text:style-name="P2">&lt;td class="a"&gt;vertical-align: top&lt;/td&gt;</text:p>
      <text:p text:style-name="P2">&lt;td class="b"&gt;vertical-align: middle&lt;/td&gt;</text:p>
      <text:p text:style-name="P2">&lt;td class="c"&gt;vertical-align: bottom&lt;/td&gt;</text:p>
      <text:p text:style-name="P2">&lt;/tr&gt;</text:p>
      <text:p text:style-name="P2">&lt;/table&gt;</text:p>
      <text:p text:style-name="P2"/>
      <text:p text:style-name="P2">Rellena los estilos con las palabras que faltan para aplicar a los elementos HTML según las</text:p>
      <text:p text:style-name="P2">siguientes especificaciones:</text:p>
      <text:p text:style-name="P2">- Todos los párrafos (&lt;p&gt;) que son hermanos de (&lt;p&gt;) deben tener un color de texto</text:p>
      <text:p text:style-name="P2"><text:soft-page-break/>verde (color: green). Utiliza selectores adyacentes.</text:p>
      <text:p text:style-name="P2">- Los párrafos con la clase text-indent deben tener un desplazamiento de la primera</text:p>
      <text:p text:style-name="P2">línea de 30px.</text:p>
      <text:p text:style-name="P2">- Los párrafos con la clase text-align deben alinear el texto a la derecha.</text:p>
      <text:p text:style-name="P2">- Los párrafos con la clase text-decoration deben tener un efecto de subrayado.</text:p>
      <text:p text:style-name="P2">- Los párrafos con la clase letter-spacing deben tener un espacio entre caracteres de</text:p>
      <text:p text:style-name="P2">3px.</text:p>
      <text:p text:style-name="P2">- Los párrafos con la clase word-spacing deben tener un espacio entre palabras de</text:p>
      <text:p text:style-name="P2">10px.</text:p>
      <text:p text:style-name="P2">- Los párrafos con la clase text-transform deben transformar el texto a mayúsculas.</text:p>
      <text:p text:style-name="P2">- Los párrafos con la clase line-height deben tener un espacio entre líneas de 70px.</text:p>
      <text:p text:style-name="P2">- Las celdas (&lt;td&gt;) de la tabla deben tener una altura de 100px y un borde de 1px</text:p>
      <text:p text:style-name="P2">sólido de color gris (height: 100px; border: 1px solid grey).</text:p>
      <text:p text:style-name="P2">- Las celdas de clase a, b, y c deben alinearse verticalmente de acuerdo a su clase</text:p>
      <text:p text:style-name="P2">(vertical-align: top, vertical-align: middle, vertical-align: bottom respectivamente).</text:p>
      <text:p text:style-name="P2"><text:span text:style-name="T3">p+p</text:span>{ color:green; }</text:p>
      <text:p text:style-name="P2">.text-indent{ text-indent: 30px; }</text:p>
      <text:p text:style-name="P2">.text-align{ text-align: <text:span text:style-name="T3">right</text:span>; }</text:p>
      <text:p text:style-name="P2">.text-decoration{ text-decoration: <text:span text:style-name="T3">underline</text:span>; }</text:p>
      <text:p text:style-name="P2">.letter-spacing{ letter-spacing: 3px; }</text:p>
      <text:p text:style-name="P2">.word-spacing{ word-spacing: 10px; }</text:p>
      <text:p text:style-name="P2">.text-transform{ text-transform:<text:span text:style-name="T3">capitalize</text:span>; }</text:p>
      <text:p text:style-name="P2">.line-height{ line-height: 70px; }</text:p>
      <text:p text:style-name="P2">td { height:100px; border: 1px solid grey; }</text:p>
      <text:p text:style-name="P2">.a { vertical-align: top; }</text:p>
      <text:p text:style-name="P2">.b { vertical-align: middle; }</text:p>
      <text:p text:style-name="P2">.c { vertical-align: bottom; 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2:04:02.019461043</meta:creation-date>
    <dc:date>2024-03-14T12:47:38.697983127</dc:date>
    <meta:editing-duration>PT2M26S</meta:editing-duration>
    <meta:editing-cycles>1</meta:editing-cycles>
    <meta:document-statistic meta:table-count="0" meta:image-count="0" meta:object-count="0" meta:page-count="4" meta:paragraph-count="169" meta:word-count="957" meta:character-count="6649" meta:non-whitespace-character-count="5861"/>
    <meta:generator>LibreOffice/7.3.7.2$Linux_X86_64 LibreOffice_project/30$Build-2</meta:generator>
  </office:meta>
</office:document-meta>
</file>